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Wingdings" style:font-name-asian="Wingdings" style:font-name-complex="Wingdings"/>
    </style:style>
    <style:style style:name="T3" style:parent-style-name="DefaultParagraphFont" style:family="text">
      <style:text-properties style:font-name="Wingdings" style:font-name-asian="Wingdings" style:font-name-complex="Wingdings"/>
    </style:style>
    <style:style style:name="T4" style:parent-style-name="DefaultParagraphFont" style:family="text">
      <style:text-properties style:font-name="Wingdings" style:font-name-asian="Wingdings" style:font-name-complex="Wingdings"/>
    </style:style>
    <style:style style:name="T5" style:parent-style-name="DefaultParagraphFont" style:family="text">
      <style:text-properties style:font-name="Wingdings" style:font-name-asian="Wingdings" style:font-name-complex="Wingdings"/>
    </style:style>
    <style:style style:name="P6" style:parent-style-name="Normal" style:family="paragraph">
      <style:paragraph-properties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 style:parent-style-name="DefaultParagraphFont" style:family="text">
      <style:text-properties style:font-name="Courier New" style:font-name-asian="Times New Roman" style:font-name-complex="Courier New" fo:color="#808080" fo:font-size="10pt" style:font-size-asian="10pt" style:font-size-complex="10pt" style:language-asian="fr" style:country-asian="FR"/>
    </style:style>
  </office:automatic-styles>
  <office:body>
    <office:text text:use-soft-page-breaks="true">
      <text:p text:style-name="P1"/>
      <text:p text:style-name="Normal"/>
      <text:p text:style-name="Normal"/>
      <text:p text:style-name="Normal">Implémentation d’un algorithme dans un langage<text:s/><text:span text:style-name="T2"></text:span><text:s/>codage.</text:p>
      <text:p text:style-name="Normal">Python<text:s/><text:span text:style-name="T3"></text:span><text:s/>langage qui peut être compris par tous les systèmes possibles. Langage qui a été fabriqué par une personne « en s’amusant », il date de l’année 1989 et est devenu officiel depuis 1991.<text:s/></text:p>
      <text:p text:style-name="Normal">Un langage portable : langage qui est facilement fonctionnel sur n’importe quel système et environnement. On peut facilement porter un programme python de linux à mac ou à windows. On n’a pas non plus besoin d’une interface particulière pour utiliser python. En python le code est simple, portable, logique et cohérent. Langage qui permet d’améliorer la productivité. Un programme python est un 1/5 ou 1/3 plus petit qu’un programme en java.<text:s/></text:p>
      <text:p text:style-name="Normal">On peut exécuter du python directement, pas de compilation ou de liaison. Python offre des bibliothèques étendues. Communauté énorme. Langage facilement lisible et donc de qualité. Peut être utilisé en forme de script, en orienté objet. Python optimal pour de l’intégration logicielle =&gt; passerelle entre plusieurs langages, peut être facilement utilisé avec d’autres langages. Il peut être étendu et intégré à de nombreux autres langages. Python est « agent de liaison ».</text:p>
      <text:p text:style-name="Normal"/>
      <text:p text:style-name="Normal">Inconvénients :<text:s/></text:p>
      <text:p text:style-name="Normal">Temps d’exécution du langage<text:s/></text:p>
      <text:p text:style-name="Normal">E/S opérations la plupart du temps donc python reste globalement rapide<text:s/></text:p>
      <text:p text:style-name="Normal">Entreprises utilisant python : google, youtube, pixar, netfilix …</text:p>
      <text:p text:style-name="Normal">Langage utilisé dans plusieurs contextes : programmation de systèmes, API, GUI (interface graphique), jeux, robotique, data science, BDD, communication en temps réel etc…</text:p>
      <text:p text:style-name="Normal"/>
      <text:p text:style-name="Normal">Python v2 encore utilisée dans des anciens logiciels dans le milieu industriel et est officiellement déprécié.<text:s/></text:p>
      <text:p text:style-name="Normal">Python v3 depuis 2008<text:s/><text:span text:style-name="T4"></text:span><text:s/>dernière version stable : 3.10.7</text:p>
      <text:p text:style-name="Normal"/>
      <text:p text:style-name="Normal">Installation de python : configurer un interpréteur.<text:s/></text:p>
      <text:p text:style-name="Normal">On peut utiliser également un environnement virtuel (gain de productivité important surtout lorsqu’on travaille sur plusieurs projets nécessitant des environnements différents)<text:s/><text:span text:style-name="T5"></text:span><text:s/>environnement python isolés<text:s/></text:p>
      <text:p text:style-name="P6"><text:span text:style-name="T7"># faut éviter d'avoir plus de 4 niveaux d'indentation</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NASTERLIOU Marko</meta:initial-creator>
    <dc:creator>MANASTERLIOU Marko</dc:creator>
    <meta:creation-date>2022-10-10T07:24:00Z</meta:creation-date>
    <dc:date>2022-10-10T09:28:00Z</dc:date>
    <meta:template xlink:href="Normal" xlink:type="simple"/>
    <meta:editing-cycles>42</meta:editing-cycles>
    <meta:editing-duration>PT4440S</meta:editing-duration>
    <meta:document-statistic meta:page-count="1" meta:paragraph-count="4" meta:word-count="310" meta:character-count="2013" meta:row-count="14" meta:non-whitespace-character-count="1707"/>
  </office:meta>
</office:document-meta>
</file>